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0.485cm" fo:min-width="3.0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475cm" fo:min-width="3.055cm"/>
    </style:style>
    <style:style style:name="gr5" style:family="graphic" style:parent-style-name="standard">
      <style:graphic-properties draw:textarea-vertical-align="top" draw:auto-grow-height="false" fo:min-height="3.662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0.36cm" fo:min-width="2.396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781cm" fo:min-width="3.055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034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238cm" fo:min-width="0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fo:font-style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5cm" svg:height="0.735cm" svg:x="1.509cm" svg:y="2.75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1.858cm" svg:height="0.806cm" svg:x="1.057cm" svg:y="1.09cm">
          <draw:text-box>
            <text:p>Geno</text:p>
          </draw:text-box>
        </draw:frame>
        <draw:frame draw:style-name="gr2" draw:text-style-name="P2" xml:id="id3" draw:id="id3" draw:layer="layout" svg:width="2.078cm" svg:height="0.806cm" svg:x="2.986cm" svg:y="1.09cm">
          <draw:text-box>
            <text:p>Pheno</text:p>
          </draw:text-box>
        </draw:frame>
        <draw:custom-shape draw:style-name="gr1" draw:text-style-name="P1" xml:id="id4" draw:id="id4" draw:layer="layout" svg:width="3.555cm" svg:height="0.735cm" svg:x="1.915cm" svg:y="4.098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.986cm" svg:y1="1.896cm" svg:x2="2.312cm" svg:y2="2.752cm" draw:start-shape="id1" draw:start-glue-point="2" draw:end-shape="id2" draw:end-glue-point="5" svg:d="M1986 1896v427h326v429" svg:viewBox="0 0 327 857">
          <text:p/>
        </draw:connector>
        <draw:connector draw:style-name="gr3" draw:text-style-name="P1" draw:layer="layout" svg:x1="4.025cm" svg:y1="1.896cm" svg:x2="4.173cm" svg:y2="2.763cm" draw:start-shape="id3" draw:start-glue-point="2" draw:end-shape="id2" draw:end-glue-point="6" svg:d="M4025 1896v427h148v440" svg:viewBox="0 0 149 868">
          <text:p/>
        </draw:connector>
        <draw:connector draw:style-name="gr3" draw:text-style-name="P1" draw:layer="layout" draw:line-skew="-0.113cm" svg:x1="2.321cm" svg:y1="3.486cm" svg:x2="2.718cm" svg:y2="4.098cm" draw:start-shape="id2" draw:start-glue-point="7" draw:end-shape="id4" draw:end-glue-point="5" svg:d="M2321 3486v193h397v419" svg:viewBox="0 0 398 613">
          <text:p/>
        </draw:connector>
        <draw:connector draw:style-name="gr3" draw:text-style-name="P1" draw:layer="layout" draw:line-skew="-0.113cm" svg:x1="4.148cm" svg:y1="3.486cm" svg:x2="4.579cm" svg:y2="4.109cm" draw:start-shape="id2" draw:start-glue-point="8" draw:end-shape="id4" draw:end-glue-point="6" svg:d="M4148 3486v193h431v430" svg:viewBox="0 0 432 624">
          <text:p/>
        </draw:connector>
        <draw:custom-shape draw:style-name="gr4" draw:text-style-name="P1" xml:id="id5" draw:id="id5" draw:layer="layout" svg:width="3.555cm" svg:height="0.725cm" svg:x="2.422cm" svg:y="5.405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cm" svg:x1="2.727cm" svg:y1="4.832cm" svg:x2="3.225cm" svg:y2="5.405cm" draw:start-shape="id4" draw:start-glue-point="7" draw:end-shape="id5" draw:end-glue-point="5" svg:d="M2727 4832v206h498v367" svg:viewBox="0 0 499 574">
          <text:p/>
        </draw:connector>
        <draw:connector draw:style-name="gr3" draw:text-style-name="P1" draw:layer="layout" draw:line-skew="-0.08cm" svg:x1="4.554cm" svg:y1="4.832cm" svg:x2="5.086cm" svg:y2="5.416cm" draw:start-shape="id4" draw:start-glue-point="8" draw:end-shape="id5" draw:end-glue-point="6" svg:d="M4554 4832v206h532v378" svg:viewBox="0 0 533 585">
          <text:p/>
        </draw:connector>
        <draw:custom-shape draw:style-name="gr5" draw:text-style-name="P1" draw:layer="layout" svg:width="3.556cm" svg:height="3.912cm" svg:x="7.605cm" svg:y="2.22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2.896cm" svg:height="0.61cm" svg:x="7.959cm" svg:y="3.092cm">
          <text:p text:style-name="P3">GWASpoly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96cm" svg:height="0.61cm" svg:x="7.959cm" svg:y="4.615cm">
          <text:p text:style-name="P3">Plink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2.896cm" svg:height="0.61cm" svg:x="7.959cm" svg:y="5.377cm">
          <text:p text:style-name="P3">Tassel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2.896cm" svg:height="0.61cm" svg:x="7.959cm" svg:y="3.854cm">
          <text:p text:style-name="P3">S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82cm" svg:x1="5.976cm" svg:y1="5.52cm" svg:x2="7.959cm" svg:y2="3.397cm" draw:start-shape="id5" draw:start-glue-point="9" draw:end-shape="id6" draw:end-glue-point="3" svg:d="M5976 5520h210v-2123h1773" svg:viewBox="0 0 1984 2124">
          <text:p/>
        </draw:connector>
        <draw:connector draw:style-name="gr3" draw:text-style-name="P1" draw:layer="layout" draw:line-skew="-0.528cm" svg:x1="5.976cm" svg:y1="5.674cm" svg:x2="7.959cm" svg:y2="4.159cm" draw:start-shape="id5" draw:start-glue-point="10" draw:end-shape="id7" draw:end-glue-point="3" svg:d="M5976 5674h464v-1515h1519" svg:viewBox="0 0 1984 1516">
          <text:p/>
        </draw:connector>
        <draw:connector draw:style-name="gr3" draw:text-style-name="P1" draw:layer="layout" draw:line-skew="-0.274cm" svg:x1="5.976cm" svg:y1="5.868cm" svg:x2="7.959cm" svg:y2="4.92cm" draw:start-shape="id5" draw:start-glue-point="11" draw:end-shape="id8" svg:d="M5976 5868h718v-948h1265" svg:viewBox="0 0 1984 949">
          <text:p/>
        </draw:connector>
        <draw:connector draw:style-name="gr3" draw:text-style-name="P1" draw:layer="layout" svg:x1="5.976cm" svg:y1="6.02cm" svg:x2="7.959cm" svg:y2="5.682cm" draw:start-shape="id5" draw:start-glue-point="12" draw:end-shape="id9" svg:d="M5976 6020h992v-338h991" svg:viewBox="0 0 1984 339">
          <text:p/>
        </draw:connector>
        <draw:custom-shape draw:style-name="gr7" draw:text-style-name="P1" xml:id="id10" draw:id="id10" draw:layer="layout" svg:width="3.555cm" svg:height="1.031cm" svg:x="12.819cm" svg:y="1.91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Transform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67cm" svg:x1="10.855cm" svg:y1="3.397cm" svg:x2="12.819cm" svg:y2="2.032cm" draw:start-shape="id6" draw:start-glue-point="1" draw:end-shape="id10" draw:end-glue-point="13" svg:d="M10855 3397h515v-1365h1449" svg:viewBox="0 0 1965 1366">
          <text:p/>
        </draw:connector>
        <draw:connector draw:style-name="gr3" draw:text-style-name="P1" draw:layer="layout" draw:line-skew="-0.162cm" svg:x1="10.855cm" svg:y1="4.159cm" svg:x2="12.837cm" svg:y2="2.286cm" draw:start-shape="id7" draw:start-glue-point="1" draw:end-shape="id10" draw:end-glue-point="14" svg:d="M10855 4159h820v-1873h1162" svg:viewBox="0 0 1983 1874">
          <text:p/>
        </draw:connector>
        <draw:connector draw:style-name="gr3" draw:text-style-name="P1" draw:layer="layout" draw:line-skew="0.193cm" svg:x1="10.855cm" svg:y1="4.92cm" svg:x2="12.819cm" svg:y2="2.538cm" draw:start-shape="id8" draw:start-glue-point="1" draw:end-shape="id10" draw:end-glue-point="15" svg:d="M10855 4920h1175v-2382h789" svg:viewBox="0 0 1965 2383">
          <text:p/>
        </draw:connector>
        <draw:connector draw:style-name="gr3" draw:text-style-name="P1" draw:layer="layout" draw:line-skew="0.493cm" svg:x1="10.855cm" svg:y1="5.682cm" svg:x2="12.837cm" svg:y2="2.792cm" draw:start-shape="id9" draw:start-glue-point="1" draw:end-shape="id10" draw:end-glue-point="16" svg:d="M10855 5682h1475v-2890h507" svg:viewBox="0 0 1983 2891">
          <text:p/>
        </draw:connector>
        <draw:custom-shape draw:style-name="gr8" draw:text-style-name="P1" xml:id="id11" draw:id="id11" draw:layer="layout" svg:width="3.555cm" svg:height="0.661cm" svg:x="13.193cm" svg:y="3.64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101cm" svg:x1="13.355cm" svg:y1="2.944cm" svg:x2="13.803cm" svg:y2="3.641cm" draw:start-shape="id10" draw:start-glue-point="7" draw:end-shape="id11" draw:end-glue-point="5" svg:d="M13355 2944v247h448v450" svg:viewBox="0 0 449 698">
          <text:p/>
        </draw:connector>
        <draw:connector draw:style-name="gr3" draw:text-style-name="P1" draw:layer="layout" draw:line-skew="-0.101cm" svg:x1="14.117cm" svg:y1="2.944cm" svg:x2="14.463cm" svg:y2="3.641cm" draw:start-shape="id10" draw:start-glue-point="18" draw:end-shape="id11" draw:end-glue-point="13" svg:d="M14117 2944v247h346v450" svg:viewBox="0 0 347 698">
          <text:p/>
        </draw:connector>
        <draw:connector draw:style-name="gr3" draw:text-style-name="P1" draw:layer="layout" draw:line-skew="-0.101cm" svg:x1="15.029cm" svg:y1="2.944cm" svg:x2="15.427cm" svg:y2="3.641cm" draw:start-shape="id10" draw:start-glue-point="19" draw:end-shape="id11" draw:end-glue-point="14" svg:d="M15029 2944v247h398v450" svg:viewBox="0 0 399 698">
          <text:p/>
        </draw:connector>
        <draw:connector draw:style-name="gr3" draw:text-style-name="P1" draw:layer="layout" draw:line-skew="-0.101cm" svg:x1="15.74cm" svg:y1="2.944cm" svg:x2="16.036cm" svg:y2="3.641cm" draw:start-shape="id10" draw:start-glue-point="8" draw:end-shape="id11" draw:end-glue-point="6" svg:d="M15740 2944v247h296v450" svg:viewBox="0 0 297 698">
          <text:p/>
        </draw:connector>
        <draw:frame draw:style-name="gr9" draw:text-style-name="P5" xml:id="id12" draw:id="id12" draw:layer="layout" svg:width="2.951cm" svg:height="0.725cm" svg:x="16.189cm" svg:y="4.432cm">
          <draw:text-box>
            <text:p text:style-name="P4"><text:span text:style-name="T1">Score Tables</text:span></text:p>
          </draw:text-box>
        </draw:frame>
        <draw:connector draw:style-name="gr3" draw:text-style-name="P1" draw:layer="layout" svg:x1="15.417cm" svg:y1="4.301cm" svg:x2="16.189cm" svg:y2="4.794cm" draw:start-shape="id11" draw:start-glue-point="16" draw:end-shape="id12" draw:end-glue-point="3" svg:d="M15417 4301v493h772" svg:viewBox="0 0 773 494">
          <text:p/>
        </draw:connector>
        <draw:frame draw:style-name="gr10" draw:text-style-name="P5" xml:id="id13" draw:id="id13" draw:layer="layout" svg:width="4.978cm" svg:height="0.725cm" svg:x="15.732cm" svg:y="5.287cm">
          <draw:text-box>
            <text:p text:style-name="P4"><text:span text:style-name="T1">Common Markers chart</text:span></text:p>
          </draw:text-box>
        </draw:frame>
        <draw:connector draw:style-name="gr3" draw:text-style-name="P1" draw:layer="layout" svg:x1="14.97cm" svg:y1="4.302cm" svg:x2="15.732cm" svg:y2="5.649cm" draw:start-shape="id11" draw:start-glue-point="2" draw:end-shape="id13" draw:end-glue-point="3" svg:d="M14970 4302v1347h762" svg:viewBox="0 0 763 1348">
          <text:p/>
        </draw:connector>
        <draw:frame draw:style-name="gr11" draw:text-style-name="P5" xml:id="id14" draw:id="id14" draw:layer="layout" svg:width="4.401cm" svg:height="0.725cm" svg:x="15.289cm" svg:y="6.255cm">
          <draw:text-box>
            <text:p text:style-name="P4"><text:span text:style-name="T1">Manhattan/QQ plots</text:span></text:p>
          </draw:text-box>
        </draw:frame>
        <draw:connector draw:style-name="gr3" draw:text-style-name="P1" draw:layer="layout" svg:x1="14.555cm" svg:y1="4.301cm" svg:x2="15.289cm" svg:y2="6.617cm" draw:start-shape="id11" draw:start-glue-point="7" draw:end-shape="id14" draw:end-glue-point="3" svg:d="M14555 4301v2316h734" svg:viewBox="0 0 735 23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1T12:42:20.184603555</dc:date>
    <meta:editing-duration>PT55M12S</meta:editing-duration>
    <meta:editing-cycles>11</meta:editing-cycles>
    <meta:generator>LibreOffice/6.0.7.3$Linux_X86_64 LibreOffice_project/00m0$Build-3</meta:generator>
    <meta:document-statistic meta:object-count="36"/>
  </office:meta>
</office:document-meta>
</file>